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ypeConverter.parseIntXsdNumber( CharSequence ch , int min_value , int max_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sTypeConverter.printShort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arseInt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Lon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Long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printTime( Calend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Str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Boolean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arseByte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getGDateValue( CharSequence v , int builtin_type_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TypeConverter.lexHexBinary( CharSequence lexical_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ypeConverter.getGDateValue( Date d , int builtin_type_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TypeConverter.printDecimal( BigDecimal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sTypeConverter.lexDouble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Decimal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Base64Binary( byte [ ]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printFloat( floa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Double( doubl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String( CharSequence cs , Collection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lexBoolean( CharSequence v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TypeConverter.getQNameString( String uri , String localpart ,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Int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GDate( GDate gdate , Collection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Base64Binary( CharSequence lexical_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ypeConverter.parseShort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Byte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Double( CharSequence c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TypeConverter.lexFloat( CharSequence c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TypeConverter.printHexBinary( byte [ ]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QName( CharSequence charSeq , NamespaceContext ns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TypeConverter.lexByte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QName( QName qname , NamespaceContext nsContext , Collection err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TypeConverter.printIn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trimInitialPlus( String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ypeConverter.lexDecimal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lexDateTime( CharSequenc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printInteger( Big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getGDateValue( Calendar c , int builtin_type_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TypeConverter.printDateTime( Calendar c , int type_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lexString( CharSequence lexical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DateTime( Calend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QName( String xsd_qname , Collection errors , NamespaceContext n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Byt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Short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Long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Integer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lexFloat( CharSequence cs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ypeConverter.printDateTime( Dat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lexInt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GDate( CharSequence char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lexGDate( String xsd_gdate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TypeConverter.lexInteger( CharSequence 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ypeConverter.lexShort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Date( Calend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Converter.printDate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ypeConverter.lexBoolean( CharSequence value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TypeConverter.trimTrailingZeros( String xsd_decim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